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4.328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66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fo:border="0.06pt solid #000000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7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printerConf" table:style-name="ta1">
        <table:table-column table:style-name="co6" table:default-cell-style-name="Default"/>
        <table:table-column table:style-name="co2" table:default-cell-style-name="ce3"/>
        <table:table-column table:style-name="co2" table:number-columns-repeated="4" table:default-cell-style-name="ce2"/>
        <table:table-row table:style-name="ro1">
          <table:table-cell/>
          <table:table-cell table:style-name="Default" office:value-type="string">
            <text:p>Iteració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</table:table-row>
        <table:table-row table:style-name="ro1">
          <table:table-cell table:style-name="ce2" office:value-type="string">
            <text:p>axis_steps_per_unit</text:p>
          </table:table-cell>
          <table:table-cell table:style-name="ce2"/>
          <table:table-cell office:value-type="float" office:value="80.74">
            <text:p>80,74</text:p>
          </table:table-cell>
          <table:table-cell office:value-type="float" office:value="80.96">
            <text:p>80,96</text:p>
          </table:table-cell>
          <table:table-cell office:value-type="float" office:value="4040">
            <text:p>4040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table:style-name="ce2" office:value-type="string">
            <text:p>Desp. Esperado</text:p>
          </table:table-cell>
          <table:table-cell table:style-name="Default"/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Desp. Real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99.08">
            <text:p>99,08</text:p>
          </table:table-cell>
          <table:table-cell office:value-type="float" office:value="98.82">
            <text:p>98,82</text:p>
          </table:table-cell>
          <table:table-cell office:value-type="float" office:value="10.11">
            <text:p>10,1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style-name="ce2" office:value-type="string">
            <text:p>ASxU calc</text:p>
          </table:table-cell>
          <table:covered-table-cell table:style-name="ce2"/>
          <table:table-cell table:formula="of:=[.C2]/[.C4]*[.C$3]" office:value-type="float" office:value="81.4897052886556">
            <text:p>81,4897052887</text:p>
          </table:table-cell>
          <table:table-cell table:formula="of:=[.D2]/[.D4]*[.D$3]" office:value-type="float" office:value="81.9267354786481">
            <text:p>81,9267354786</text:p>
          </table:table-cell>
          <table:table-cell table:formula="of:=[.E2]/[.E4]*[.E$3]" office:value-type="float" office:value="3996.04352126607">
            <text:p>3996,0435212661</text:p>
          </table:table-cell>
          <table:table-cell table:formula="of:=[.F2]/[.F4]*[.F$3]" office:value-type="float" office:value="1320">
            <text:p>1320</text:p>
          </table:table-cell>
        </table:table-row>
        <table:table-row table:style-name="ro1">
          <table:table-cell/>
          <table:table-cell office:value-type="float" office:value="2" table:number-columns-spanned="1" table:number-rows-spanned="2">
            <text:p>2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ce2"/>
          <table:table-cell table:style-name="Default" table:number-columns-repeated="4"/>
        </table:table-row>
        <table:table-row table:style-name="ro1">
          <table:table-cell/>
          <table:table-cell office:value-type="float" office:value="3" table:number-columns-spanned="1" table:number-rows-spanned="2">
            <text:p>3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ce2"/>
          <table:table-cell table:style-name="Default" table:number-columns-repeated="4"/>
        </table:table-row>
      </table:table>
      <table:table table:name="MarlinConf" table:style-name="ta1">
        <table:table-column table:style-name="co6" table:default-cell-style-name="ce2"/>
        <table:table-column table:style-name="co2" table:default-cell-style-name="ce3"/>
        <table:table-column table:style-name="co2" table:number-columns-repeated="4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Default" office:value-type="string">
            <text:p>Iteració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table:number-columns-repeated="3"/>
        </table:table-row>
        <table:table-row table:style-name="ro1">
          <table:table-cell office:value-type="string">
            <text:p>axis_steps_per_unit</text:p>
          </table:table-cell>
          <table:table-cell table:style-name="ce2"/>
          <table:table-cell table:number-columns-repeated="2" office:value-type="float" office:value="78.7402">
            <text:p>78,7402</text:p>
          </table:table-cell>
          <table:table-cell table:style-name="ce6" table:formula="of:=200*8/3" office:value-type="float" office:value="533.333333333333">
            <text:p>533,3333333333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string">
            <text:p>Desp. Esperado</text:p>
          </table:table-cell>
          <table:table-cell table:style-name="ce2"/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Desp. Real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96.87">
            <text:p>96,87</text:p>
          </table:table-cell>
          <table:table-cell office:value-type="float" office:value="98.13">
            <text:p>98,13</text:p>
          </table:table-cell>
          <table:table-cell office:value-type="float" office:value="1.31">
            <text:p>1,31</text:p>
          </table:table-cell>
          <table:table-cell table:formula="of:=50-6.07" office:value-type="float" office:value="43.93">
            <text:p>43,93</text:p>
          </table:table-cell>
          <table:table-cell table:number-columns-repeated="3"/>
        </table:table-row>
        <table:table-row table:style-name="ro1">
          <table:table-cell office:value-type="string">
            <text:p>ASxU calc</text:p>
          </table:table-cell>
          <table:covered-table-cell table:style-name="ce2"/>
          <table:table-cell table:formula="of:=[.C2]/[.C4]*[.C$3]" office:value-type="float" office:value="81.2844017755755">
            <text:p>81,2844017756</text:p>
          </table:table-cell>
          <table:table-cell table:formula="of:=[.D2]/[.D4]*[.D3]" office:value-type="float" office:value="80.2407011107714">
            <text:p>80,2407011108</text:p>
          </table:table-cell>
          <table:table-cell table:formula="of:=[.E2]/[.E4]*[.E3]" office:value-type="float" office:value="4071.24681933842">
            <text:p>4071,2468193384</text:p>
          </table:table-cell>
          <table:table-cell table:style-name="ce5" table:formula="of:=[.F2]/[.F4]*[.F3]" office:value-type="float" office:value="1138.17436831323">
            <text:p>1138,1743683132</text:p>
          </table:table-cell>
          <table:table-cell table:number-columns-repeated="2"/>
          <table:table-cell table:formula="of:=200*5/3" office:value-type="float" office:value="333.333333333333">
            <text:p>333,3333333333</text:p>
          </table:table-cell>
        </table:table-row>
        <table:table-row table:style-name="ro1">
          <table:table-cell office:value-type="string">
            <text:p>Desp. Real</text:p>
          </table:table-cell>
          <table:table-cell office:value-type="float" office:value="2" table:number-columns-spanned="1" table:number-rows-spanned="2">
            <text:p>2</text:p>
          </table:table-cell>
          <table:table-cell office:value-type="float" office:value="101.25">
            <text:p>101,25</text:p>
          </table:table-cell>
          <table:table-cell office:value-type="float" office:value="99.78">
            <text:p>99,78</text:p>
          </table:table-cell>
          <table:table-cell office:value-type="float" office:value="10.17">
            <text:p>10,1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ASxU calc</text:p>
          </table:table-cell>
          <table:covered-table-cell table:style-name="ce2"/>
          <table:table-cell table:style-name="ce5" table:formula="of:=[.C5]/[.C6]*[.C$3]" office:value-type="float" office:value="80.2808906425437">
            <text:p>80,2808906425</text:p>
          </table:table-cell>
          <table:table-cell table:style-name="ce5" table:formula="of:=[.D5]/[.D6]*[.D$3]" office:value-type="float" office:value="80.4176198744953">
            <text:p>80,4176198745</text:p>
          </table:table-cell>
          <table:table-cell table:style-name="ce5" table:formula="of:=[.E5]/[.E6]*[.E$3]" office:value-type="float" office:value="4003.19254605548">
            <text:p>4003,192546055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Desp. Real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99.84">
            <text:p>99,84</text:p>
          </table:table-cell>
          <table:table-cell office:value-type="float" office:value="100.42">
            <text:p>100,42</text:p>
          </table:table-cell>
          <table:table-cell office:value-type="float" office:value="10.04">
            <text:p>10,04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ASxU calc</text:p>
          </table:table-cell>
          <table:covered-table-cell table:style-name="ce2"/>
          <table:table-cell table:formula="of:=[.C7]/[.C8]*[.C$3]" office:value-type="float" office:value="80.4095459160093">
            <text:p>80,409545916</text:p>
          </table:table-cell>
          <table:table-cell table:formula="of:=[.D7]/[.D8]*[.D$3]" office:value-type="float" office:value="80.0812785047753">
            <text:p>80,0812785048</text:p>
          </table:table-cell>
          <table:table-cell table:formula="of:=[.E7]/[.E8]*[.E$3]" office:value-type="float" office:value="3987.24357176841">
            <text:p>3987,2435717684</text:p>
          </table:table-cell>
          <table:table-cell table:formula="of:=[.F7]/[.F8]*[.F$3]" office:value-type="float" office:value="0">
            <text:p>0</text:p>
          </table:table-cell>
          <table:table-cell table:number-columns-repeated="3"/>
        </table:table-row>
      </table:table>
      <table:table table:name="Pronterface Setting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keinforge</text:p>
          </table:table-cell>
          <table:table-cell office:value-type="string">
            <text:p>slic3r</text:p>
          </table:table-cell>
        </table:table-row>
        <table:table-row table:style-name="ro1">
          <table:table-cell office:value-type="string">
            <text:p>slicecommand</text:p>
          </table:table-cell>
          <table:table-cell office:value-type="string">
            <text:p>python /home/jmartinz/00.Impresora3D/Pogramas/Printrun-2012-11-02-SF50/skeinforge/skeinforge_application/skeinforge_utilities/skeinforge_craft.py $s</text:p>
          </table:table-cell>
          <table:table-cell office:value-type="string">
            <text:p>/home/jmartinz/00.Impresora3D/Pogramas/Slic3r/bin/slic3r $s <text:s/>--output $o</text:p>
          </table:table-cell>
        </table:table-row>
        <table:table-row table:style-name="ro1">
          <table:table-cell office:value-type="string">
            <text:p>sliceoptscommand</text:p>
          </table:table-cell>
          <table:table-cell office:value-type="string">
            <text:p>python <text:s/>/home/jmartinz/00.Impresora3D/Pogramas/Printrun-2012-11-02-SF50/skeinforge/skeinforge_application/skeinforge.py</text:p>
          </table:table-cell>
          <table:table-cell office:value-type="string">
            <text:p>/home/jmartinz/00.Impresora3D/Pogramas/Slic3r/bin/slic3r --ignore-nonexistent-config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tin</meta:initial-creator>
    <meta:creation-date>2013-03-28T00:21:20</meta:creation-date>
    <dc:date>2013-04-24T03:10:50</dc:date>
    <dc:creator>Jose Martin</dc:creator>
    <meta:editing-duration>PT11H50M21S</meta:editing-duration>
    <meta:editing-cycles>18</meta:editing-cycles>
    <meta:generator>LibreOffice/3.5$Linux_X86_64 LibreOffice_project/350m1$Build-2</meta:generator>
    <meta:document-statistic meta:table-count="3" meta:cell-count="85" meta:object-count="0"/>
  </office:meta>
</office:document-meta>
</file>